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Info">
        <table:table-column/>
        <table:table-column/>
        <table:table-column/>
        <table:table-row>
          <table:table-cell office:value-type="string">
            <text:p>General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Name</text:p>
          </table:table-cell>
          <table:table-cell office:value-type="string">
            <text:p>A</text:p>
          </table:table-cell>
        </table:table-row>
        <table:table-row>
          <table:table-cell office:value-type="string">
            <text:p/>
          </table:table-cell>
          <table:table-cell office:value-type="string">
            <text:p>Description</text:p>
          </table:table-cell>
          <table:table-cell office:value-type="string">
            <text:p>Simplest CGM with two reactions</text:p>
          </table:table-cell>
        </table:table-row>
        <table:table-row>
          <table:table-cell office:value-type="string">
            <text:p>Uni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KM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1/h ([mass of products]/[mass of protein]/h)</text:p>
          </table:table-cell>
        </table:table-row>
        <table:table-row>
          <table:table-cell office:value-type="string">
            <text:p/>
          </table:table-cell>
          <table:table-cell office:value-type="string">
            <text:p>rho</text:p>
          </table:table-cell>
          <table:table-cell office:value-type="string">
            <text:p>g/L</text:p>
          </table:table-cell>
        </table:table-row>
        <table:table-row>
          <table:table-cell office:value-type="string">
            <text:p>Sheets</text:p>
          </table:table-cell>
          <table:table-cell/>
          <table:table-cell/>
        </table:table-row>
        <table:table-row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</text:p>
          </table:table-cell>
          <table:table-cell office:value-type="string">
            <text:p>Forward Michaelis constant matrix</text:p>
          </table:table-cell>
        </table:table-row>
        <table:table-row>
          <table:table-cell office:value-type="string">
            <text:p/>
          </table:table-cell>
          <table:table-cell office:value-type="string">
            <text:p>kcat</text:p>
          </table:table-cell>
          <table:table-cell office:value-type="string">
            <text:p>Turnover numbers</text:p>
          </table:table-cell>
        </table:table-row>
        <table:table-row>
          <table:table-cell office:value-type="string">
            <text:p/>
          </table:table-cell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</table:table-row>
      </table:table>
      <table:table table:name="M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-1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1" office:value-type="float"/>
          <table:table-cell office:value="-1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1" office:value-type="float"/>
        </table:table-row>
      </table:table>
      <table:table table:name="kcat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kcat_f</text:p>
          </table:table-cell>
          <table:table-cell office:value="10" office:value-type="float"/>
          <table:table-cell office:value="4.55" office:value-type="float"/>
        </table:table-row>
        <table:table-row>
          <table:table-cell office:value-type="string">
            <text:p>kcat_b</text:p>
          </table:table-cell>
          <table:table-cell office:value="0" office:value-type="float"/>
          <table:table-cell office:value="0" office:value-type="float"/>
        </table:table-row>
      </table:table>
      <table:table table:name="K"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rxn1</text:p>
          </table:table-cell>
          <table:table-cell office:value-type="string">
            <text:p>Ribosome</text:p>
          </table:table-cell>
        </table:table-row>
        <table:table-row>
          <table:table-cell office:value-type="string">
            <text:p>x_G</text:p>
          </table:table-cell>
          <table:table-cell office:value="1" office:value-type="float"/>
          <table:table-cell office:value="0" office:value-type="float"/>
        </table:table-row>
        <table:table-row>
          <table:table-cell office:value-type="string">
            <text:p>AA</text:p>
          </table:table-cell>
          <table:table-cell office:value="0" office:value-type="float"/>
          <table:table-cell office:value="8.3" office:value-type="float"/>
        </table:table-row>
        <table:table-row>
          <table:table-cell office:value-type="string">
            <text:p>Protein</text:p>
          </table:table-cell>
          <table:table-cell office:value="0" office:value-type="float"/>
          <table:table-cell office:value="0" office:value-type="float"/>
        </table:table-row>
      </table:table>
      <table:table table:name="conditio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rho</text:p>
          </table:table-cell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  <table:table-cell office:value="340" office:value-type="float"/>
        </table:table-row>
        <table:table-row>
          <table:table-cell office:value-type="string">
            <text:p>x_G</text:p>
          </table:table-cell>
          <table:table-cell office:value="100" office:value-type="float"/>
          <table:table-cell office:value="66.66666667" office:value-type="float"/>
          <table:table-cell office:value="44.44444444" office:value-type="float"/>
          <table:table-cell office:value="29.62962963" office:value-type="float"/>
          <table:table-cell office:value="19.75308642" office:value-type="float"/>
          <table:table-cell office:value="13.16872428" office:value-type="float"/>
          <table:table-cell office:value="8.77914952" office:value-type="float"/>
          <table:table-cell office:value="5.852766347" office:value-type="float"/>
          <table:table-cell office:value="3.901844231" office:value-type="float"/>
          <table:table-cell office:value="2.601229487" office:value-type="float"/>
          <table:table-cell office:value="1.734152992" office:value-type="float"/>
          <table:table-cell office:value="1.156101994" office:value-type="float"/>
          <table:table-cell office:value="0.770734663" office:value-type="float"/>
          <table:table-cell office:value="0.513823109" office:value-type="float"/>
          <table:table-cell office:value="0.342548739" office:value-type="float"/>
          <table:table-cell office:value="0.228365826" office:value-type="float"/>
          <table:table-cell office:value="0.152243884" office:value-type="float"/>
          <table:table-cell office:value="0.101495923" office:value-type="float"/>
          <table:table-cell office:value="0.067663948" office:value-type="float"/>
          <table:table-cell office:value="0.045109299" office:value-type="float"/>
          <table:table-cell office:value="0.030072866" office:value-type="float"/>
          <table:table-cell office:value="0.020048577" office:value-type="float"/>
          <table:table-cell office:value="0.013365718" office:value-type="float"/>
          <table:table-cell office:value="0.008910479" office:value-type="float"/>
          <table:table-cell office:value="0.005940319" office:value-type="float"/>
        </table:table-row>
      </table:table>
      <table:table table:name="f0">
        <table:table-column/>
        <table:table-column/>
        <table:table-row>
          <table:table-cell office:value-type="string">
            <text:p>reaction</text:p>
          </table:table-cell>
          <table:table-cell office:value-type="string">
            <text:p>f0</text:p>
          </table:table-cell>
        </table:table-row>
        <table:table-row>
          <table:table-cell office:value-type="string">
            <text:p>rxn1</text:p>
          </table:table-cell>
          <table:table-cell office:value="1" office:value-type="float"/>
        </table:table-row>
        <table:table-row>
          <table:table-cell office:value-type="string">
            <text:p>Ribosome</text:p>
          </table:table-cell>
          <table:table-cell office:value="0.9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7-07T16:15:40.464505</meta:creation-date>
    <dc:date>2025-07-07T16:15:40.477774</dc:date>
    <meta:generator>http://pypi.python.org/pypi/ezodf/0.1.0$Python3.13.3 (main, Apr  8 2025, 13:54:08) [Clang 16.0.0 (clang-1600.0.26.6)]</meta:generator>
    <meta:document-statistic/>
    <meta:editing-cycles>1</meta:editing-cycles>
  </office:meta>
</office:document-meta>
</file>